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660" calcext:value-type="float">
            <text:p>660</text:p>
          </table:table-cell>
          <table:table-cell office:value-type="float" office:value="779" calcext:value-type="float">
            <text:p>77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2]))" office:value-type="float" office:value="106.089875792727" calcext:value-type="float">
            <text:p>106.089875792727</text:p>
          </table:table-cell>
          <table:table-cell table:formula="of:=10^(3/(981-202)*(981-[.C2]))" office:value-type="float" office:value="17.2266272575651" calcext:value-type="float">
            <text:p>17.2266272575651</text:p>
          </table:table-cell>
          <table:table-cell table:formula="of:=10^(3/(981-202)*(981-[.D2]))" office:value-type="float" office:value="5.99681168047621" calcext:value-type="float">
            <text:p>5.99681168047621</text:p>
          </table:table-cell>
          <table:table-cell table:formula="of:=10^(3/(981-202)*(981-[.E2]))" office:value-type="float" office:value="1.05464560423599" calcext:value-type="float">
            <text:p>1.05464560423599</text:p>
          </table:table-cell>
          <table:table-cell table:formula="of:=10^(3/(981-202)*(981-[.F2]))" office:value-type="float" office:value="1" calcext:value-type="float">
            <text:p>1</text:p>
          </table:table-cell>
          <table:table-cell table:formula="of:=10^(3/(981-202)*(981-[.G2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21" calcext:value-type="float">
            <text:p>521</text:p>
          </table:table-cell>
          <table:table-cell office:value-type="float" office:value="695" calcext:value-type="float">
            <text:p>695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3]))" office:value-type="float" office:value="404.751720460517" calcext:value-type="float">
            <text:p>404.751720460517</text:p>
          </table:table-cell>
          <table:table-cell table:formula="of:=10^(3/(981-202)*(981-[.C3]))" office:value-type="float" office:value="59.0883585388747" calcext:value-type="float">
            <text:p>59.0883585388747</text:p>
          </table:table-cell>
          <table:table-cell table:formula="of:=10^(3/(981-202)*(981-[.D3]))" office:value-type="float" office:value="12.6302534839293" calcext:value-type="float">
            <text:p>12.6302534839293</text:p>
          </table:table-cell>
          <table:table-cell table:formula="of:=10^(3/(981-202)*(981-[.E3]))" office:value-type="float" office:value="1.92743945378641" calcext:value-type="float">
            <text:p>1.92743945378641</text:p>
          </table:table-cell>
          <table:table-cell table:formula="of:=10^(3/(981-202)*(981-[.F3]))" office:value-type="float" office:value="1" calcext:value-type="float">
            <text:p>1</text:p>
          </table:table-cell>
          <table:table-cell table:formula="of:=10^(3/(981-202)*(981-[.G3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office:value-type="float" office:value="514" calcext:value-type="float">
            <text:p>514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10^(3/(981-202)*(981-[.B4]))" office:value-type="float" office:value="1194.04810264252" calcext:value-type="float">
            <text:p>1194.04810264252</text:p>
          </table:table-cell>
          <table:table-cell table:formula="of:=10^(3/(981-202)*(981-[.C4]))" office:value-type="float" office:value="242.00560086245" calcext:value-type="float">
            <text:p>242.00560086245</text:p>
          </table:table-cell>
          <table:table-cell table:formula="of:=10^(3/(981-202)*(981-[.D4]))" office:value-type="float" office:value="62.8723311981715" calcext:value-type="float">
            <text:p>62.8723311981715</text:p>
          </table:table-cell>
          <table:table-cell table:formula="of:=10^(3/(981-202)*(981-[.E4]))" office:value-type="float" office:value="11.0572136093751" calcext:value-type="float">
            <text:p>11.0572136093751</text:p>
          </table:table-cell>
          <table:table-cell table:formula="of:=10^(3/(981-202)*(981-[.F4]))" office:value-type="float" office:value="2.92403137452486" calcext:value-type="float">
            <text:p>2.92403137452486</text:p>
          </table:table-cell>
          <table:table-cell table:formula="of:=10^(3/(981-202)*(981-[.G4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672" calcext:value-type="float">
            <text:p>672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10^(3/(981-202)*(981-[.B5]))" office:value-type="float" office:value="2628.86893554045" calcext:value-type="float">
            <text:p>2628.86893554045</text:p>
          </table:table-cell>
          <table:table-cell table:formula="of:=10^(3/(981-202)*(981-[.C5]))" office:value-type="float" office:value="752.948172323462" calcext:value-type="float">
            <text:p>752.948172323462</text:p>
          </table:table-cell>
          <table:table-cell table:formula="of:=10^(3/(981-202)*(981-[.D5]))" office:value-type="float" office:value="255.230143150073" calcext:value-type="float">
            <text:p>255.230143150073</text:p>
          </table:table-cell>
          <table:table-cell table:formula="of:=10^(3/(981-202)*(981-[.E5]))" office:value-type="float" office:value="54.0743134447851" calcext:value-type="float">
            <text:p>54.0743134447851</text:p>
          </table:table-cell>
          <table:table-cell table:formula="of:=10^(3/(981-202)*(981-[.F5]))" office:value-type="float" office:value="15.4877083933158" calcext:value-type="float">
            <text:p>15.4877083933158</text:p>
          </table:table-cell>
          <table:table-cell table:formula="of:=10^(3/(981-202)*(981-[.G5]))" office:value-type="float" office:value="5.43949282478645" calcext:value-type="float">
            <text:p>5.43949282478645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table:formula="of:=[.I2]-[.I1]" office:value-type="float" office:value="106.089875792727" calcext:value-type="float">
            <text:p>106.089875792727</text:p>
          </table:table-cell>
          <table:table-cell table:formula="of:=[.J2]-[.J1]" office:value-type="float" office:value="17.2266272575651" calcext:value-type="float">
            <text:p>17.2266272575651</text:p>
          </table:table-cell>
          <table:table-cell table:formula="of:=[.K2]-[.K1]" office:value-type="float" office:value="5.99681168047621" calcext:value-type="float">
            <text:p>5.99681168047621</text:p>
          </table:table-cell>
          <table:table-cell table:formula="of:=[.L2]-[.L1]" office:value-type="float" office:value="1.05464560423599" calcext:value-type="float">
            <text:p>1.05464560423599</text:p>
          </table:table-cell>
          <table:table-cell table:formula="of:=[.M2]-[.M1]" office:value-type="float" office:value="1" calcext:value-type="float">
            <text:p>1</text:p>
          </table:table-cell>
          <table:table-cell table:formula="of:=[.N2]-[.N1]" office:value-type="float" office:value="1" calcext:value-type="float">
            <text:p>1</text:p>
          </table:table-cell>
          <table:table-cell table:formula="of:=SUM([.I8:.N8])" office:value-type="float" office:value="132.367960335005" calcext:value-type="float">
            <text:p>132.367960335005</text:p>
          </table:table-cell>
        </table:table-row>
        <table:table-row table:style-name="ro1">
          <table:table-cell table:number-columns-repeated="8"/>
          <table:table-cell table:formula="of:=[.I3]-[.I2]" office:value-type="float" office:value="298.66184466779" calcext:value-type="float">
            <text:p>298.66184466779</text:p>
          </table:table-cell>
          <table:table-cell table:formula="of:=[.J3]-[.J2]" office:value-type="float" office:value="41.8617312813096" calcext:value-type="float">
            <text:p>41.8617312813096</text:p>
          </table:table-cell>
          <table:table-cell table:formula="of:=[.K3]-[.K2]" office:value-type="float" office:value="6.6334418034531" calcext:value-type="float">
            <text:p>6.6334418034531</text:p>
          </table:table-cell>
          <table:table-cell table:formula="of:=[.L3]-[.L2]" office:value-type="float" office:value="0.872793849550413" calcext:value-type="float">
            <text:p>0.872793849550413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 table:formula="of:=SUM([.I9:.N9])" office:value-type="float" office:value="348.029811602103" calcext:value-type="float">
            <text:p>348.029811602103</text:p>
          </table:table-cell>
        </table:table-row>
        <table:table-row table:style-name="ro1">
          <table:table-cell table:number-columns-repeated="8"/>
          <table:table-cell table:formula="of:=[.I4]-[.I3]" office:value-type="float" office:value="789.296382182001" calcext:value-type="float">
            <text:p>789.296382182001</text:p>
          </table:table-cell>
          <table:table-cell table:formula="of:=[.J4]-[.J3]" office:value-type="float" office:value="182.917242323576" calcext:value-type="float">
            <text:p>182.917242323576</text:p>
          </table:table-cell>
          <table:table-cell table:formula="of:=[.K4]-[.K3]" office:value-type="float" office:value="50.2420777142422" calcext:value-type="float">
            <text:p>50.2420777142422</text:p>
          </table:table-cell>
          <table:table-cell table:formula="of:=[.L4]-[.L3]" office:value-type="float" office:value="9.12977415558869" calcext:value-type="float">
            <text:p>9.12977415558869</text:p>
          </table:table-cell>
          <table:table-cell table:formula="of:=[.M4]-[.M3]" office:value-type="float" office:value="1.92403137452486" calcext:value-type="float">
            <text:p>1.92403137452486</text:p>
          </table:table-cell>
          <table:table-cell table:formula="of:=[.N4]-[.N3]" office:value-type="float" office:value="0" calcext:value-type="float">
            <text:p>0</text:p>
          </table:table-cell>
          <table:table-cell table:formula="of:=SUM([.I10:.N10])" office:value-type="float" office:value="1033.50950774993" calcext:value-type="float">
            <text:p>1033.50950774993</text:p>
          </table:table-cell>
        </table:table-row>
        <table:table-row table:style-name="ro1">
          <table:table-cell table:number-columns-repeated="8"/>
          <table:table-cell table:formula="of:=[.I5]-[.I4]" office:value-type="float" office:value="1434.82083289793" calcext:value-type="float">
            <text:p>1434.82083289793</text:p>
          </table:table-cell>
          <table:table-cell table:formula="of:=[.J5]-[.J4]" office:value-type="float" office:value="510.942571461011" calcext:value-type="float">
            <text:p>510.942571461011</text:p>
          </table:table-cell>
          <table:table-cell table:formula="of:=[.K5]-[.K4]" office:value-type="float" office:value="192.357811951902" calcext:value-type="float">
            <text:p>192.357811951902</text:p>
          </table:table-cell>
          <table:table-cell table:formula="of:=[.L5]-[.L4]" office:value-type="float" office:value="43.01709983541" calcext:value-type="float">
            <text:p>43.01709983541</text:p>
          </table:table-cell>
          <table:table-cell table:formula="of:=[.M5]-[.M4]" office:value-type="float" office:value="12.5636770187909" calcext:value-type="float">
            <text:p>12.5636770187909</text:p>
          </table:table-cell>
          <table:table-cell table:formula="of:=[.N5]-[.N4]" office:value-type="float" office:value="4.43949282478645" calcext:value-type="float">
            <text:p>4.43949282478645</text:p>
          </table:table-cell>
          <table:table-cell table:formula="of:=SUM([.I11:.N11])" office:value-type="float" office:value="2198.14148598983" calcext:value-type="float">
            <text:p>2198.14148598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1:14:13.01739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17:35.613096102</meta:creation-date>
    <dc:date>2021-12-16T11:24:36.908796320</dc:date>
    <meta:editing-duration>P1DT15H29M3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